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script-lb.xml" manifest:media-type="text/xml"/>
  <manifest:file-entry manifest:full-path="Basic/MyLibrary/Module1.xml" manifest:media-type="text/xml" manifest:size="923">
    <manifest:encryption-data manifest:checksum-type="urn:oasis:names:tc:opendocument:xmlns:manifest:1.0#sha256-1k" manifest:checksum="4V1epe+GBt/PlIrn//rxAM3j4jSpKdAhFqpA/fQLSA4=">
      <manifest:algorithm manifest:algorithm-name="http://www.w3.org/2001/04/xmlenc#aes256-cbc" manifest:initialisation-vector="hYXKTdafIffj+jgkRMplXg=="/>
      <manifest:key-derivation manifest:key-derivation-name="PBKDF2" manifest:key-size="32" manifest:iteration-count="1024" manifest:salt="o1l87yZ6XMPeJrROgDmzMw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7:49:09.115234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8-17T17:59:25.303027057</dc:date>
    <meta:editing-duration>PT2H10M33S</meta:editing-duration>
    <meta:editing-cycles>44</meta:editing-cycles>
    <meta:generator>LibreOfficeDev/5.1.0.0.alpha1$Linux_X86_64 LibreOffice_project/94cdcaa4d8db8f03ac9a84dac54357efff3eb123</meta:generator>
    <dc:creator>Laurent Godard</dc:creator>
    <meta:document-statistic meta:table-count="1" meta:cell-count="3" meta:object-count="1"/>
  </office:meta>
</office:document-meta>
</file>

<file path=Basic/MyLibrary/Module1.xml>t�l-��Z��T���%�x��n�f�'�2��l�c�q�ʻ��Bp�*K0��)ΰ�k�P!o���/�?�d��M���đE���W*��C�4�NL�x�p����� �|�Ǧ]�}!H	uA$<2�&}�i����q$7�4�8��(�2��[:Dv�.6ڟ���t?RˁP�P!ž-���$6:g����RI`����Y�%�>�
�x�rER��31����� v��6ʙæ�|���8'�6���ap�B.]d�{δa�H�jne�l�|��*�q��~�N��X��*�9��U��O����ńJ0bJ�ס�c��$%͒-������.!�ߘ��hj�KL��=,�ء�M���瓙p-��N꼐�Y���_-d����pN�p�hX��um,%�&~��N�=���)����������B"=�f��81��EiK|k4��I4���u��hWEU��4;ϴ�iva�q�(g�qQ���Y����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